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407c0" officeooo:paragraph-rsid="001407c0"/>
    </style:style>
    <style:style style:name="P2" style:family="paragraph" style:parent-style-name="Standard">
      <style:text-properties fo:font-weight="bold" officeooo:rsid="001e209d" officeooo:paragraph-rsid="001e209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e209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<text:span text:style-name="T2">2</text:span>L<text:span text:style-name="T2">15</text:span> German</text:p>
      <text:p text:style-name="P1"/>
      <text:p text:style-name="P1"/>
      <text:p text:style-name="P2">Conjugating Verbs</text:p>
      <text:p text:style-name="P2"/>
      <text:p text:style-name="P2"><text:tab/><text:span text:style-name="T1">Verb Stems:</text:span></text:p>
      <text:p text:style-name="P2"><text:span text:style-name="T1"><text:tab/><text:tab/>schimmen : schwimm</text:span></text:p>
      <text:p text:style-name="P2"><text:span text:style-name="T1"><text:tab/><text:tab/>schreiben : schreib</text:span></text:p>
      <text:p text:style-name="P2"><text:span text:style-name="T1"/></text:p>
      <text:p text:style-name="P2"><text:span text:style-name="T1"><text:tab/>german </text:span><text:span text:style-name="T5">pro</text:span><text:span text:style-name="T4">noun :</text:span><text:span text:style-name="T7">english </text:span><text:span text:style-name="T4">pronoun : syntax </text:span></text:p>
      <text:p text:style-name="P2"/>
      <text:p text:style-name="P2"><text:tab/>ich : I : <text:span text:style-name="T1">stem + 'e'</text:span></text:p>
      <text:p text:style-name="P2"><text:tab/><text:tab/><text:span text:style-name="T1">schwimme, schreibe</text:span></text:p>
      <text:p text:style-name="P2"><text:span text:style-name="T1"/></text:p>
      <text:p text:style-name="P2"><text:span text:style-name="T1"><text:tab/></text:span>du : you (<text:span text:style-name="T3">familiar</text:span>) : <text:span text:style-name="T1">stem + 'st'</text:span></text:p>
      <text:p text:style-name="P2"><text:tab/><text:tab/><text:span text:style-name="T1">schwimmst, schreibst</text:span></text:p>
      <text:p text:style-name="P2"><text:span text:style-name="T1"/></text:p>
      <text:p text:style-name="P2"><text:span text:style-name="T1"><text:tab/></text:span>er : he : <text:span text:style-name="T1">stem + 't'</text:span></text:p>
      <text:p text:style-name="P2"><text:tab/>sie : she : <text:span text:style-name="T1">...</text:span></text:p>
      <text:p text:style-name="P2"><text:tab/>es : it : <text:s/><text:span text:style-name="T1">…</text:span></text:p>
      <text:p text:style-name="P2"><text:span text:style-name="T1"/></text:p>
      <text:p text:style-name="P2"><text:span text:style-name="T1"><text:tab/></text:span>wir : we : <text:span text:style-name="T1">stem + 'en”</text:span></text:p>
      <text:p text:style-name="P2"><text:span text:style-name="T1"><text:tab/><text:tab/>schwimmen, schreiben</text:span></text:p>
      <text:p text:style-name="P2"><text:span text:style-name="T1"/></text:p>
      <text:p text:style-name="P2"><text:span text:style-name="T1"><text:tab/></text:span>ihr : you, plural (y'all) : <text:span text:style-name="T1">stem + 't'</text:span></text:p>
      <text:p text:style-name="P2"><text:span text:style-name="T1"><text:tab/><text:tab/>schwimmt, schreibt</text:span></text:p>
      <text:p text:style-name="P2"><text:span text:style-name="T1"/></text:p>
      <text:p text:style-name="P2"><text:span text:style-name="T1"><text:tab/></text:span>sie : they : <text:span text:style-name="T1">stem + 'en'</text:span></text:p>
      <text:p text:style-name="P2"><text:span text:style-name="T1"><text:tab/></text:span>Sie : you, singular and plural (<text:span text:style-name="T3">formal) </text:span><text:span text:style-name="T6">: </text:span><text:span text:style-name="T8">…</text:span></text:p>
      <text:p text:style-name="P2"><text:span text:style-name="T8"><text:tab/><text:tab/>schwimmen, schreiben</text:span></text:p>
      <text:p text:style-name="P2">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5-12-30T13:48:19.636221879</dc:date>
    <meta:editing-duration>PT36M24S</meta:editing-duration>
    <meta:editing-cycles>8</meta:editing-cycles>
    <meta:generator>LibreOffice/4.4.5.2$Linux_X86_64 LibreOffice_project/40$Build-2</meta:generator>
    <meta:document-statistic meta:table-count="0" meta:image-count="0" meta:object-count="0" meta:page-count="1" meta:paragraph-count="21" meta:word-count="93" meta:character-count="468" meta:non-whitespace-character-count="369"/>
  </office:meta>
</office:document-meta>
</file>